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7.441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6"/>
        <table:table-column table:style-name="co2" table:number-columns-repeated="16383" table:default-cell-style-name="ce1"/>
        <table:table-row table:style-name="ro1">
          <table:table-cell office:value-type="string" table:style-name="ce4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5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(?&lt;=[lmrsx])(?=[bcçdfgjlmnpqrstvxz](?![bcçdfgjlmnpqrstvxz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n)(?=s(?![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n)(?=[bcçdfgjlmnpqr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[aáàâãeéèêiìíîoóòôõuúùû])(?![lmnrsxz])(?=[bcçdfgjlmnpqrstvxz](?=[aáàâãeéèêiìíîoóòôõuúùû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[aáàâãeéèêiìíîoóòôõuúùû])(?![lmnrsxz])(?=[bcdfgptv](?=[rl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\w[bcçdfgjlmpqrstvxz])(?=[bcçdfgjmnpqstvxz](?![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bcçdfgjlmnprtvxz][aeiou])(?=[aeiou][n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aáàâãeéèêiìíîoóòôõuúùû])(?=(ch|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(?&lt;=[bcçdfhjlmnpsrtvxz]u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gq][aeiou])(?&lt;=[aeiou])(?=[áéíó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áéíú])(?=[aeiou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7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Leonor Martins</meta:initial-creator>
    <dc:creator>Leonor Martins</dc:creator>
    <meta:creation-date>2025-01-22T14:49:42Z</meta:creation-date>
    <dc:date>2025-11-19T13:00:38Z</dc:date>
  </office:meta>
</office:document-meta>
</file>